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Verdana4" svg:font-family="Verdana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ny" style:font-family-generic="swiss" style:font-pitch="variable"/>
    <style:font-face style:name="Verdana3" svg:font-family="Verdana" style:font-adornments="Pogrubiona kursywa" style:font-family-generic="swiss" style:font-pitch="variable"/>
    <style:font-face style:name="Verdana2" svg:font-family="Verdana" style:font-adornments="Pogrubio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color="#333333"/>
    </style:style>
    <style:style style:name="P3" style:family="paragraph" style:parent-style-name="Text_20_body">
      <style:text-properties style:font-name="Verdana" fo:font-size="10pt" style:font-size-asian="10pt" style:font-size-complex="10pt"/>
    </style:style>
    <style:style style:name="P4" style:family="paragraph" style:parent-style-name="Text_20_body" style:list-style-name="L1">
      <style:text-properties style:font-name="Verdana" fo:font-size="10pt" style:font-size-asian="10pt" style:font-size-complex="10pt"/>
    </style:style>
    <style:style style:name="P5" style:family="paragraph" style:parent-style-name="Text_20_body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Heading_20_1">
      <style:paragraph-properties fo:text-align="center" style:justify-single-word="false"/>
      <style:text-properties fo:color="#333333"/>
    </style:style>
    <style:style style:name="P9" style:family="paragraph" style:parent-style-name="Heading_20_3">
      <style:text-properties fo:font-size="12pt" style:font-size-asian="12pt" style:font-size-complex="12pt"/>
    </style:style>
    <style:style style:name="P10" style:family="paragraph" style:parent-style-name="Heading_20_2">
      <style:text-properties fo:font-style="normal" style:font-style-asian="normal" style:font-style-complex="normal"/>
    </style:style>
    <style:style style:name="P11" style:family="paragraph" style:parent-style-name="Heading_20_2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style:font-name="Verdana"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333333"/>
    </style:style>
    <style:style style:name="T7" style:family="text">
      <style:text-properties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rawo Zipf'a</text:h>
      <text:p text:style-name="P1"><text:span text:style-name="T6"/></text:p>
      <text:h text:style-name="Heading_20_3" text:outline-level="3"><text:span text:style-name="T4">Wstęp</text:span></text:h>
      <text:p text:style-name="P2"><text:span text:style-name="T1"><text:tab/></text:span><text:span text:style-name="T2">Prawo Zipf'a – jest to prawo, które mówi, iż częstotliwość występowania słów w tekście powinna być odwrotnie proporcjonalna do pozycji w rankigu, gdzie ranking jest tworzony poprzez zliczenie częstotliwości występowania słów oraz posortowania malejąco powstałej listy. Tzn. pierwsze napotkane przez algorytm słowo będzie występowało około dwa razy częściej niż drugie słowo z rankingu.</text:span></text:p>
      <text:p text:style-name="P2"><text:span text:style-name="T2"/></text:p>
      <text:h text:style-name="P9" text:outline-level="3"><text:span text:style-name="T1">Narzędzia</text:span></text:h>
      <text:p text:style-name="Text_20_body"><text:span text:style-name="T4"><text:tab/></text:span><text:span text:style-name="T2">Do rozpatrywania tego zagadnienia użyłem napisanego przeze mnie algorytmu w języku Java. Do uruchomienia projektu lokalnie wystarczy zainstalowany pakie jre w wersji 8.</text:span></text:p>
      <text:p text:style-name="Text_20_body"><text:span text:style-name="T2"/></text:p>
      <text:h text:style-name="P11" text:outline-level="2"><text:span text:style-name="T1">Dane</text:span></text:h>
      <text:p text:style-name="Text_20_body"><text:span text:style-name="T5"><text:tab/></text:span><text:span text:style-name="T3">Teksty książek do analizy zostały zaczerpnięte z pl.wikisource.org, z portalu autocentrum.pl, oraz ze strony ae-lib.org.ua/texts-c</text:span></text:p>
      <text:p text:style-name="Text_20_body"><text:span text:style-name="T3"><text:tab/>Do testów wybrałem następujące książki/artykuły:</text:span></text:p>
      <text:list xml:id="list4393803671726359405" text:style-name="L1">
        <text:list-item>
          <text:p text:style-name="P4"><text:span text:style-name="T8">Henryk Sienkiewicz „Krzyżacy” cz.2</text:span></text:p>
        </text:list-item>
        <text:list-item>
          <text:p text:style-name="P4"><text:span text:style-name="T8">Bolesław Prus „Lalka” tom I</text:span></text:p>
        </text:list-item>
        <text:list-item>
          <text:p text:style-name="P4"><text:span text:style-name="T8">3 najnowsze publikacje z portalu autocentrum.pl</text:span></text:p>
        </text:list-item>
        <text:list-item>
          <text:p text:style-name="P4">John R.R. Tolkien „The Lord Of The Rings: Return Of The King” book V</text:p>
        </text:list-item>
      </text:list>
      <text:p text:style-name="P3"/>
      <text:p text:style-name="P3"><text:tab/>W tekstach zostały usunięte numery oraz tytuły rozdziałów, dane są załączone wraz z kodem programu na githubowym repozytorium <text:a xlink:type="simple" xlink:href="https://github.com/true-or-false/Zglebianie-danych-projekt" text:style-name="Internet_20_link" text:visited-style-name="Visited_20_Internet_20_Link">tutaj</text:a>. Program należy odpowiednio uruchomić z linii poleceń systemu z podaniem argumentów w postaci ścieżek do plików, które mają zostać przeanalizowane.</text:p>
      <text:p text:style-name="P3"/>
      <text:h text:style-name="P10" text:outline-level="2">Opis eksperymentów</text:h>
      <text:p text:style-name="Text_20_body"><text:span text:style-name="T8"><text:tab/></text:span><text:span text:style-name="T7">Do sprawdzenia prawa Zipf'a dla polskich tekstów użyłem metody zliczania słów w tekście, taka metoda pomoże w prosty sposób stwierdzić czy prawo Zipfa jest prawdziwe.</text:span></text:p>
      <text:p text:style-name="Text_20_body"><text:span text:style-name="T7"><text:tab/>Jak wspomniałem wcześniej do zbadania tego zagadnienia wykorzystuję własny algorytm, którego działanie najłatwiej będzie zademonstrować na przykładzie. Załóżmy, że mam do przeanalizowania następujące zdanie: </text:span></text:p>
      <text:p text:style-name="P1"><text:span text:style-name="T7">„— Waryat! waryat!... Awanturnik!... Józiu, przynieśno jeszcze piwa. A która to butelka?”.</text:span></text:p>
      <text:p text:style-name="P7"><text:span text:style-name="T7"><text:tab/>Algorytm w pierwszym kroku zamieni wszyskie duże litery na małe, oraz usunie znaki specjalne, których nie opisuje prawo Zipf'a. Tekst będzie wyglądał w następujący sposób:</text:span></text:p>
      <text:p text:style-name="P1"><text:span text:style-name="T7"><text:s/>„ waryat waryat awanturnik józiu przynieśno jeszcze piwa a która to butelka”</text:span></text:p>
      <text:p text:style-name="P7"><text:span text:style-name="T7"><text:tab/>W kolejnych krokach algorytm podzieli tekst na listę słów oraz usunie słowa które są puste, lista przy użyciu przykładowego zdania będzie wyglądała tak:</text:span></text:p>
      <text:p text:style-name="P7"><text:soft-page-break/><text:span text:style-name="T7"/></text:p>
      <text:p text:style-name="P5"><text:span text:style-name="T8"><text:s/>[waryat, waryat, awanturnik, józiu, przynieśno, jeszcze, piwa, a, która, to ,butelka]</text:span></text:p>
      <text:p text:style-name="P5"><text:span text:style-name="T8"/></text:p>
      <text:p text:style-name="P6"><text:span text:style-name="T8">Kolejnym krokiem jest zliczenie występowania słów w tablicy, w tym kroku powstanie mapa słowno-numeryczna:</text:span></text:p>
      <text:p text:style-name="P5"><text:span text:style-name="T8"><text:tab/>{[waryat: 2], [awanturnik: 1], [józiu: 1], [przynieśno: 1], [jeszcze: 1], [piwa: 1], [a: 1], [która: 1], [to: 1], [butelka: 1]}</text:span></text:p>
      <text:p text:style-name="P6"><text:span text:style-name="T8">Ostatnim krokiem algorytmu jest posortowanie malejąco powstałej mapy, w tym przykładzie mapa zostanie bez zmian. Przy tym przykładzie ciężko stwierdzić czy prawo Zipf'a działa, ponieważ jest to zbyt krótki przykł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Verdana4" svg:font-family="Verdana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ny" style:font-family-generic="swiss" style:font-pitch="variable"/>
    <style:font-face style:name="Verdana3" svg:font-family="Verdana" style:font-adornments="Pogrubiona kursywa" style:font-family-generic="swiss" style:font-pitch="variable"/>
    <style:font-face style:name="Verdana2" svg:font-family="Verdana" style:font-adornments="Pogrubio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2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Verdana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Verdana2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yk Ławicki</meta:initial-creator>
    <meta:creation-date>2015-06-09T15:29:07.96</meta:creation-date>
    <dc:date>2015-06-09T16:46:22.86</dc:date>
    <dc:creator>Patryk Ławicki</dc:creator>
    <meta:editing-duration>PT1H1M29S</meta:editing-duration>
    <meta:editing-cycles>12</meta:editing-cycles>
    <meta:generator>OpenOffice/4.1.0$Win32 OpenOffice.org_project/410m18$Build-9764</meta:generator>
    <meta:document-statistic meta:table-count="0" meta:image-count="0" meta:object-count="0" meta:page-count="2" meta:paragraph-count="24" meta:word-count="371" meta:character-count="2646"/>
  </office:meta>
</office:document-meta>
</file>